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sup>
        <mi>h</mi>
        <mi>l</mi>
        <mrow>
          <mrow>
            <mo stretchy="false">(</mo>
            <mrow>
              <mrow>
                <mo stretchy="false">±</mo>
                <mi/>
              </mrow>
            </mrow>
            <mo stretchy="false">)</mo>
          </mrow>
        </mrow>
      </msubsup>
      <mrow>
        <mo stretchy="false">(</mo>
        <mrow>
          <mi>z</mi>
        </mrow>
        <mo stretchy="false">)</mo>
      </mrow>
      <mi/>
      <munder>
        <mo stretchy="false">→</mo>
        <mrow>
          <mi>z</mi>
          <mo stretchy="false">→</mo>
          <mo stretchy="false">∞</mo>
        </mrow>
      </munder>
      <mrow>
        <mi/>
        <mo stretchy="false">∓</mo>
        <mtext>i</mtext>
      </mrow>
      <mi/>
      <mfrac>
        <mn>1</mn>
        <mi>z</mi>
      </mfrac>
      <mi/>
      <msup>
        <mtext>e</mtext>
        <mrow>
          <mrow>
            <mo stretchy="false">±</mo>
            <mtext>i</mtext>
          </mrow>
          <mi/>
          <mrow>
            <mo stretchy="false">(</mo>
            <mrow>
              <mi>z</mi>
              <mrow>
                <mi/>
                <mo stretchy="false">−</mo>
                <mi/>
              </mrow>
              <mrow>
                <mo stretchy="false">(</mo>
                <mrow>
                  <mi>l</mi>
                  <mo stretchy="false">π</mo>
                  <mrow>
                    <mi/>
                    <mo stretchy="false">/</mo>
                    <mi/>
                  </mrow>
                  <mn>2</mn>
                </mrow>
                <mo stretchy="false">)</mo>
              </mrow>
            </mrow>
            <mo stretchy="false">)</mo>
          </mrow>
        </mrow>
      </msup>
    </mrow>
    <annotation encoding="StarMath 5.0">h _l ^{(+- `)} (z) ~rightarrow csub {z rightarrow infinity}~ 
-+ "i" ` 1 over z ` "e" ^{+- "i" ` (z ~-~ (l %pi ~/~ 2)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2:38:19.983000000</meta:creation-date>
    <meta:generator>LibreOffice/4.1.4.2$Windows_x86 LibreOffice_project/0a0440ccc0227ad9829de5f46be37cfb6edcf72</meta:generator>
  </office:meta>
</office:document-meta>
</file>